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image/png" manifest:full-path="Pictures/10000000000003640000006A7BF1596B.png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P2" style:family="paragraph" style:parent-style-name="Standard">
      <style:text-properties fo:font-weight="bold" style:font-weight-asian="bold" style:font-size-complex="12pt"/>
    </style:style>
    <style:style style:name="P3" style:family="paragraph" style:parent-style-name="Standard" style:master-page-name="Standard">
      <style:paragraph-properties style:page-number="auto"/>
      <style:text-properties fo:font-weight="bold" style:font-weight-asian="bold" style:font-size-complex="12pt"/>
    </style:style>
    <style:style style:name="P4" style:family="paragraph" style:parent-style-name="Standard">
      <style:text-properties fo:font-weight="bold" style:font-weight-asian="bold" style:font-size-complex="12pt"/>
    </style:style>
    <style:style style:name="P5" style:family="paragraph" style:parent-style-name="Heading_20_1"/>
    <style:style style:name="P6" style:family="paragraph" style:parent-style-name="List_20_Paragraph" style:list-style-name="WWNum7">
      <style:text-properties style:font-size-complex="12pt"/>
    </style:style>
    <style:style style:name="P7" style:family="paragraph" style:parent-style-name="List_20_Paragraph" style:list-style-name="WWNum5">
      <style:text-properties style:font-size-complex="12pt"/>
    </style:style>
    <style:style style:name="P8" style:family="paragraph" style:parent-style-name="List_20_Paragraph" style:list-style-name="WWNum8">
      <style:text-properties style:font-size-complex="12pt" style:font-weight-complex="bold"/>
    </style:style>
    <style:style style:name="P9" style:family="paragraph" style:parent-style-name="List_20_Paragraph" style:list-style-name="WWNum5"/>
    <style:style style:name="P10" style:family="paragraph" style:parent-style-name="List_20_Paragraph" style:list-style-name="WWNum8"/>
    <style:style style:name="P11" style:family="paragraph" style:parent-style-name="Text_20_body" style:list-style-name=""/>
    <style:style style:name="P12" style:family="paragraph">
      <style:paragraph-properties fo:text-align="center"/>
      <style:text-properties fo:font-size="18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style:font-weight-asian="bold" style:font-size-complex="12pt"/>
    </style:style>
    <style:style style:name="T3" style:family="text">
      <style:text-properties fo:font-weight="bold" style:font-weight-asian="bold" style:font-size-complex="12pt" style:font-weight-complex="bold"/>
    </style:style>
    <style:style style:name="T4" style:family="text">
      <style:text-properties fo:color="#7f7f7f" fo:letter-spacing="0.0417in"/>
    </style:style>
    <style:style style:name="T5" style:family="text">
      <style:text-properties style:font-size-complex="12pt"/>
    </style:style>
    <style:style style:name="T6" style:family="text">
      <style:text-properties style:font-size-complex="12pt" style:font-weight-complex="bold"/>
    </style:style>
    <style:style style:name="gr1" style:family="graphic">
      <style:graphic-properties draw:stroke="none" svg:stroke-width="0in" draw:fill="none" draw:textarea-horizontal-align="center" draw:textarea-vertical-align="middle" draw:auto-grow-height="false" fo:padding-top="0.0492in" fo:padding-bottom="0.0492in" fo:padding-left="0.0984in" fo:padding-right="0.0984in" fo:wrap-option="wrap" draw:color-mode="standard" draw:luminance="0%" draw:contrast="0%" draw:gamma="100%" draw:red="0%" draw:green="0%" draw:blue="0%" fo:clip="rect(0in, 0in, 0in, 0in)" draw:image-opacity="100%" style:mirror="none" style:run-through="background" style:vertical-pos="from-top" style:vertical-rel="page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text:anchor-type="page" text:anchor-page-number="1" draw:z-index="0" draw:name="Picture 1" draw:style-name="gr1" draw:text-style-name="P12" svg:width="6.4996in" svg:height="0.7913in" svg:x="0in" svg:y="0in">
        <draw:image xlink:href="Pictures/10000000000003640000006A7BF1596B.png" xlink:type="simple" xlink:show="embed" xlink:actuate="onLoad">
          <text:p/>
        </draw:image>
      </draw:frame>
      <text:p text:style-name="P3">URL to GitHub Repository: https://github.com/KateRunning/Week-12-CRUD-App.git</text:p>
      <text:p text:style-name="P2"/>
      <text:p text:style-name="P2">URL to Your Coding Assignment Video: https://youtu.be/EACkyW4PYDY<text:line-break/></text:p>
      <text:p text:style-name="P2">Instructions:</text:p>
      <text:list xml:id="list2638200813890674673" text:style-name="WWNum7">
        <text:list-item>
          <text:p text:style-name="P6">In Visual Studio Code, write the code that accomplishes the objectives listed below and ensures that the code compiles and runs as directed. </text:p>
        </text:list-item>
        <text:list-item>
          <text:p text:style-name="P6">Create a new repository on GitHub for this week’s assignments and push this document, with your project code, to the repository.</text:p>
        </text:list-item>
        <text:list-item>
          <text:p text:style-name="P6">Include the URLs for this week’s repository and video where instructed.</text:p>
        </text:list-item>
        <text:list-item>
          <text:p text:style-name="P6">Submit this document as a .PDF file in the LMS.<text:line-break/></text:p>
        </text:list-item>
      </text:list>
      <text:p text:style-name="P2">Coding Steps:</text:p>
      <text:list xml:id="list2971706362752184830" text:style-name="WWNum5">
        <text:list-item>
          <text:p text:style-name="P7">Create a full CRUD application of your choice using either an API or local Array.</text:p>
          <text:list>
            <text:list-item>
              <text:p text:style-name="P7">Use an existing API with AJAX to interact with it. </text:p>
            </text:list-item>
            <text:list-item>
              <text:p text:style-name="P7">If you do not use an API, store the entities you will create, read, update, and delete in an array.</text:p>
            </text:list-item>
          </text:list>
        </text:list-item>
        <text:list-item>
          <text:p text:style-name="P9"><text:span text:style-name="T5">Use a form to </text:span><text:span text:style-name="T3">post</text:span><text:span text:style-name="T5"> new entities.</text:span></text:p>
        </text:list-item>
        <text:list-item>
          <text:p text:style-name="P9"><text:span text:style-name="T5">Build a way for users to </text:span><text:span text:style-name="T3">update</text:span><text:span text:style-name="T5"> or </text:span><text:span text:style-name="T3">delete</text:span><text:span text:style-name="T5"> entities</text:span></text:p>
        </text:list-item>
        <text:list-item>
          <text:p text:style-name="P7">Use Bootstrap and CSS to style your project.<text:line-break/></text:p>
        </text:list-item>
      </text:list>
      <text:p text:style-name="P2">Recommended API:</text:p>
      <text:p text:style-name="Standard"><text:a xlink:type="simple" xlink:href="https://mockapi.io/" text:style-name="Internet_20_link" text:visited-style-name="Visited_20_Internet_20_Link"><text:span text:style-name="T5">MockAPI</text:span></text:a><text:span text:style-name="T5"> is a great recommendation for this project!<text:line-break/>Get more tips on </text:span><text:a xlink:type="simple" xlink:href="https://docs.google.com/presentation/d/1hd64pAnilrKa2VBMedSANqh3HKX9UzG-/edit?usp=sharing&amp;ouid=111407076323695631883&amp;rtpof=true&amp;sd=true" text:style-name="Internet_20_link" text:visited-style-name="Visited_20_Internet_20_Link"><text:span text:style-name="T5">CRUD with MockAPI</text:span></text:a><text:span text:style-name="T5">!<text:line-break/></text:span><text:span text:style-name="T2"><text:line-break/><text:line-break/><text:line-break/><text:line-break/></text:span><text:span text:style-name="T2"><text:line-break/></text:span><text:soft-page-break/><text:span text:style-name="T2"><text:line-break/></text:span></text:p>
      <text:p text:style-name="P2"/>
      <text:p text:style-name="P2">Video Steps:</text:p>
      <text:list xml:id="list8936713280252775786" text:style-name="WWNum8">
        <text:list-item>
          <text:p text:style-name="P8">Create a video, up to five minutes max, showing and explaining how your project works with an emphasis on the portions you contributed. </text:p>
        </text:list-item>
        <text:list-item>
          <text:p text:style-name="P8">This video should be done using screen share and voice over. </text:p>
        </text:list-item>
        <text:list-item>
          <text:p text:style-name="P8">This can easily be done using Zoom, although you don't have to use Zoom, it's just what we recommend. </text:p>
          <text:list>
            <text:list-item>
              <text:p text:style-name="P8">You can create a new meeting, start screen sharing, and start recording. </text:p>
            </text:list-item>
            <text:list-item>
              <text:p text:style-name="P8">This will create a video recording on your computer. </text:p>
            </text:list-item>
          </text:list>
        </text:list-item>
        <text:list-item>
          <text:p text:style-name="P8">This should then be uploaded to a publicly accessible site, such as YouTube. </text:p>
          <text:list>
            <text:list-item>
              <text:p text:style-name="P10"><text:span text:style-name="T6">Ensure the link you share is </text:span><text:span text:style-name="T2">PUBLIC</text:span><text:span text:style-name="T6"> or </text:span><text:span text:style-name="T2">UNLISTED</text:span><text:span text:style-name="T6">!</text:span></text:p>
            </text:list-item>
            <text:list-item>
              <text:p text:style-name="P8">If it is not accessible by your grader, your project will be graded based on what they can access.</text:p>
            </text:list-item>
          </text:list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" svg:font-family="Wingdings" style:font-adornments="Regular" style:font-pitch="variable" style:font-charset="x-symbol"/>
    <style:font-face style:name="Symbol" svg:font-family="Symbol" style:font-adornments="Regular" style:font-family-generic="roman" style:font-pitch="variable" style:font-charset="x-symbol"/>
    <style:font-face style:name="Arial2" svg:font-family="Arial" style:font-family-generic="swiss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ourier New1" svg:font-family="'Courier New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fo:line-height="108%"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en" style:country-asian="US" style:font-size-complex="11pt" style:language-complex="ar" style:country-complex="SA"/>
    </style:default-style>
    <style:default-style style:family="paragraph">
      <style:paragraph-properties fo:margin-top="0in" fo:margin-bottom="0.111in" fo:line-height="108%" fo:hyphenation-ladder-count="no-limit" style:text-autospace="ideograph-alpha" style:punctuation-wrap="hanging" style:line-break="strict" style:tab-stop-distance="0.5in" style:writing-mode="page"/>
      <style:text-properties style:use-window-font-color="true" style:font-name="Times New Roman" fo:font-size="12pt" fo:language="en" fo:country="US" style:font-name-asian="SimSun" style:font-size-asian="12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Heading_20_1" style:display-name="Heading 1" style:family="paragraph" style:parent-style-name="Standard" style:next-style-name="Text_20_body" style:default-outline-level="1" style:list-style-name="Outline" style:class="text">
      <style:paragraph-properties fo:margin-top="0.1665in" fo:margin-bottom="0in" fo:text-align="center" style:justify-single-word="false" fo:keep-together="always" fo:keep-with-next="always"/>
      <style:text-properties fo:font-size="18pt" style:font-size-asian="18pt" style:font-size-complex="16pt"/>
    </style:style>
    <style:style style:name="Head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list-style-name="" style:class="extra">
      <style:paragraph-properties fo:margin-top="0in" fo:margin-bottom="0in" fo:line-height="100%" text:number-lines="false" text:line-number="0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List_20_Paragraph" style:display-name="List Paragraph" style:family="paragraph" style:parent-style-name="Standard" style:default-outline-level="" style:list-style-name="">
      <style:paragraph-properties fo:margin-left="0.5in" fo:margin-right="0in" fo:text-indent="0in" style:auto-text-indent="false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Heading_20_1_20_Char" style:display-name="Heading 1 Char" style:family="text" style:parent-style-name="Default_20_Paragraph_20_Font">
      <style:text-properties fo:font-size="18pt" style:font-size-asian="18pt" style:font-size-complex="16pt"/>
    </style:style>
    <style:style style:name="Internet_20_link" style:display-name="Internet link" style:family="text" style:parent-style-name="Default_20_Paragraph_20_Font">
      <style:text-properties fo:color="#0563c1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Unresolved_20_Mention" style:display-name="Unresolved Mention" style:family="text" style:parent-style-name="Default_20_Paragraph_20_Font">
      <style:text-properties fo:color="#605e5c"/>
    </style:style>
    <style:style style:name="ListLabel_20_1" style:display-name="ListLabel 1" style:family="text">
      <style:text-properties fo:font-weight="normal" style:font-weight-asian="normal"/>
    </style:style>
    <style:style style:name="ListLabel_20_2" style:display-name="ListLabel 2" style:family="text">
      <style:text-properties style:font-name-complex="Courier New1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style:num-suffix="" text:bullet-char="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Symbol"/>
      </text:list-level-style-bullet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text:style-name="ListLabel_20_1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" style:num-suffix="." style:num-format="a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style:num-suffix="." style:num-format="i" text:display-levels="2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style:num-suffix="." style:num-format="a" text:display-levels="4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style:num-suffix="." style:num-format="i" text:display-levels="5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style:num-suffix="." style:num-format="a" text:display-levels="7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style:num-suffix="." style:num-format="i" text:display-levels="8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style:font-name="Courier New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style:font-name="Symbol"/>
      </text:list-level-style-bullet>
      <text:list-level-style-bullet text:level="5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style:font-name="Courier New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25in" fo:margin-left="3in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25in" fo:margin-left="3.5in"/>
        </style:list-level-properties>
        <style:text-properties style:font-name="Symbol"/>
      </text:list-level-style-bullet>
      <text:list-level-style-bullet text:level="8" text:style-name="ListLabel_20_2" style:num-suffix="o" text:bullet-char="o">
        <style:list-level-properties text:list-level-position-and-space-mode="label-alignment">
          <style:list-level-label-alignment text:label-followed-by="listtab" fo:text-indent="-0.25in" fo:margin-left="4in"/>
        </style:list-level-properties>
        <style:text-properties style:font-name="Courier New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25in" fo:margin-left="4.5in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Text_20_body" style:list-style-name=""/>
    <style:style style:name="MP2" style:family="paragraph" style:parent-style-name="Footer">
      <style:paragraph-properties fo:padding-left="0in" fo:padding-right="0in" fo:padding-top="0.0138in" fo:padding-bottom="0in" fo:border-left="none" fo:border-right="none" fo:border-top="0.0071in solid #d9d9d9" fo:border-bottom="none"/>
    </style:style>
    <style:style style:name="MT1" style:family="text">
      <style:text-properties fo:font-weight="bold" style:font-weight-asian="bold" style:font-weight-complex="bold"/>
    </style:style>
    <style:style style:name="MT2" style:family="text">
      <style:text-properties fo:color="#7f7f7f" fo:letter-spacing="0.0417in"/>
    </style:style>
    <style:page-layout style:name="Mpm1">
      <style:page-layout-properties fo:page-width="8.5in" fo:page-height="11in" style:num-format="1" style:print-orientation="portrait" fo:margin-top="0.5in" fo:margin-bottom="0.5in" fo:margin-left="1in" fo:margin-right="1in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5in" fo:margin-left="0in" fo:margin-right="0in" fo:margin-bottom="0.4602in" style:dynamic-spacing="true"/>
      </style:header-style>
      <style:footer-style>
        <style:header-footer-properties fo:min-height="0.5in" fo:margin-left="0in" fo:margin-right="0in" fo:margin-top="0.4602in" style:dynamic-spacing="true"/>
      </style:footer-style>
    </style:page-layout>
  </office:automatic-styles>
  <office:master-styles>
    <style:master-page style:name="Standard" style:page-layout-name="Mpm1">
      <style:header>
        <text:list xml:id="list5898187324246338577" text:style-name="Outline">
          <text:list-item>
            <text:h text:style-name="Heading_20_1" text:outline-level="1"><text:line-break/><text:line-break/>Week 12: Final Project</text:h>
          </text:list-item>
        </text:list>
        <text:h text:style-name="MP1" text:outline-level="1"/>
      </style:header>
      <style:footer>
        <text:p text:style-name="MP2"><text:page-number text:select-page="current">2</text:page-number><text:span text:style-name="MT1"> | </text:span><text:span text:style-name="MT2">Page</text:span></text:p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Nick Suwyn</meta:initial-creator>
    <dc:creator>Kate Running</dc:creator>
    <meta:editing-cycles>21</meta:editing-cycles>
    <meta:creation-date>2020-12-23T23:01:00</meta:creation-date>
    <dc:date>2023-03-11T18:28:15.46</dc:date>
    <meta:editing-duration>PT14S</meta:editing-duration>
    <meta:generator>OpenOffice/4.1.7$Win32 OpenOffice.org_project/417m1$Build-9800</meta:generator>
    <meta:document-statistic meta:table-count="0" meta:image-count="0" meta:object-count="0" meta:page-count="2" meta:paragraph-count="27" meta:word-count="309" meta:character-count="1735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